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13d91" officeooo:paragraph-rsid="001d7005"/>
    </style:style>
    <style:style style:name="P2" style:family="paragraph" style:parent-style-name="Text_20_body" style:list-style-name="L3">
      <style:text-properties officeooo:rsid="0021f369" officeooo:paragraph-rsid="0021f369"/>
    </style:style>
    <style:style style:name="P3" style:family="paragraph" style:parent-style-name="Text_20_body" style:list-style-name="L3">
      <style:text-properties officeooo:rsid="00239bb1" officeooo:paragraph-rsid="00239bb1"/>
    </style:style>
    <style:style style:name="P4" style:family="paragraph" style:parent-style-name="Heading_20_1">
      <style:text-properties officeooo:rsid="0021f369" officeooo:paragraph-rsid="0021f3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andamientos Datawarehouse</text:h>
      <text:list xml:id="list7761689094067941067" text:style-name="L3">
        <text:list-item>
          <text:p text:style-name="P2">No impactaras a los operacionales</text:p>
        </text:list-item>
        <text:list-item>
          <text:p text:style-name="P2">Los datos deben estar estructurados y enlazados </text:p>
        </text:list-item>
        <text:list-item>
          <text:p text:style-name="P2">Los datos deben estar limpios</text:p>
        </text:list-item>
        <text:list-item>
          <text:p text:style-name="P2">Cada dato con su tipo adecuado</text:p>
        </text:list-item>
        <text:list-item>
          <text:p text:style-name="P2">Los datos no se borran</text:p>
        </text:list-item>
        <text:list-item>
          <text:p text:style-name="P2">Agregar los datos de manera que aporten valor</text:p>
        </text:list-item>
        <text:list-item>
          <text:p text:style-name="P2">Trataras de ahorrar recursos de almacenamiento y de procesamiento.</text:p>
        </text:list-item>
        <text:list-item>
          <text:p text:style-name="P3">Las estructuras de datos y los procesos serán mantenibles.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22:32:40.106444910</meta:creation-date>
    <dc:date>2017-12-18T10:36:17.079187239</dc:date>
    <meta:editing-duration>PT6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65" meta:character-count="366" meta:non-whitespace-character-count="318"/>
  </office:meta>
</office:document-meta>
</file>